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4.106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9.525cm">
          <text:p text:style-name="P3"/>
        </draw:line>
        <draw:frame draw:style-name="gr3" draw:text-style-name="P4" draw:layer="layout" svg:width="6.35cm" svg:height="4.517cm" svg:x="0.635cm" svg:y="4.534cm">
          <draw:text-box>
            <text:p text:style-name="P3"><text:span text:style-name="T1">allIndexes</text:span></text:p>
            <text:p text:style-name="P3"><text:span text:style-name="T1">allItems</text:span></text:p>
            <text:p text:style-name="P3"><text:span text:style-name="T1">available</text:span></text:p>
            <text:p text:style-name="P3"><text:span text:style-name="T1">getArray</text:span></text:p>
            <text:p text:style-name="P3"><text:span text:style-name="T1">index</text:span></text:p>
            <text:p text:style-name="P3"><text:span text:style-name="T1">init</text:span></text:p>
            <text:p text:style-name="P3"><text:span text:style-name="T1">items</text:span></text:p>
            <text:p text:style-name="P3"><text:span text:style-name="T1">next</text:span></text:p>
            <text:p text:style-name="P3"><text:span text:style-name="T1">supplier</text:span></text:p>
          </draw:text-box>
        </draw:frame>
        <draw:line draw:style-name="gr2" draw:text-style-name="P2" draw:layer="layout" svg:x1="6.985cm" svg:y1="9.525cm" svg:x2="0.635cm" svg:y2="9.525cm">
          <text:p text:style-name="P3"/>
        </draw:line>
        <draw:custom-shape draw:style-name="gr1" draw:text-style-name="P1" draw:layer="layout" svg:width="6.35cm" svg:height="0.635cm" svg:x="0.635cm" svg:y="1.905cm">
          <text:p text:style-name="P1">Suppli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frame draw:style-name="gr4" draw:text-style-name="P4" draw:layer="layout" svg:width="6.35cm" svg:height="0.885cm" svg:x="0.635cm" svg:y="3.175cm">
          <draw:text-box>
            <text:p text:style-name="P3"><text:span text:style-name="T1">new</text:span></text:p>
          </draw:text-box>
        </draw:frame>
        <draw:line draw:style-name="gr2" draw:text-style-name="P2" draw:layer="layout" svg:x1="0.635cm" svg:y1="3.81cm" svg:x2="6.985cm" svg:y2="3.81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1T14:22:22</dc:date>
    <dc:language>en-US</dc:language>
    <meta:editing-cycles>15</meta:editing-cycles>
    <meta:editing-duration>PT54M47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